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835in"/>
    </style:style>
    <style:style style:name="co17" style:family="table-column">
      <style:table-column-properties fo:break-before="auto" style:column-width="2.6409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1047in"/>
    </style:style>
    <style:style style:name="co21" style:family="table-column">
      <style:table-column-properties fo:break-before="auto" style:column-width="2.9945in"/>
    </style:style>
    <style:style style:name="co22" style:family="table-column">
      <style:table-column-properties fo:break-before="auto" style:column-width="2.0618in"/>
    </style:style>
    <style:style style:name="co23" style:family="table-column">
      <style:table-column-properties fo:break-before="auto" style:column-width="2.9516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in"/>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in"/>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12.0362in" svg:height="7.3303in" svg:x="0.4449in" svg:y="0.0004in">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12.4437in" svg:height="5.1358in" svg:x="0.0004in" svg:y="7.563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12.5551in" svg:height="5.4614in" svg:x="0in" svg:y="12.9406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12.5921in" svg:height="5.4614in" svg:x="0in" svg:y="18.6543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8.2126in" svg:height="4.5224in" svg:x="13.3587in" svg:y="0in">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7" xlink:type="simple" xlink:show="embed" xlink:actuate="onLoad"/>
            <draw:image xlink:href="./ObjectReplacements/Object 17" xlink:type="simple" xlink:show="embed" xlink:actuate="onLoad"/>
          </draw:frame>
          <draw:frame draw:z-index="5" draw:style-name="gr1" svg:width="8.4906in" svg:height="3.1685in" svg:x="13.0555in" svg:y="4.6657in">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8.5665in" svg:height="3.3693in" svg:x="13.0551in" svg:y="7.9831in">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8.5917in" svg:height="3.3693in" svg:x="13.0551in" svg:y="11.5083in">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8.2126in" svg:height="4.5224in" svg:x="22.2661in" svg:y="0in">
            <draw:object draw:notify-on-update-of-ranges="'resultados - jboss'.T6:'resultados - jboss'.T13 'resultados - jboss'.U5:'resultados - jboss'.U5 'resultados - jboss'.U6:'resultados - jboss'.U13 'resultados - jboss'.T6:'resultados - jboss'.T13 'resultados - jboss'.Z5:'resultados - jboss'.Z5 'resultados - jboss'.Z6:'resultados - jboss'.Z13" xlink:href="./Object 21" xlink:type="simple" xlink:show="embed" xlink:actuate="onLoad"/>
            <draw:image xlink:href="./ObjectReplacements/Object 21" xlink:type="simple" xlink:show="embed" xlink:actuate="onLoad"/>
          </draw:frame>
          <draw:frame draw:z-index="9" draw:style-name="gr1" svg:width="8.4902in" svg:height="3.1685in" svg:x="21.963in" svg:y="4.6657in">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8.5665in" svg:height="3.3693in" svg:x="21.9626in" svg:y="7.9831in">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8.5917in" svg:height="3.3693in" svg:x="21.9626in" svg:y="11.5083in">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2"/>
        <table:table-column table:style-name="co24" table:default-cell-style-name="ce4"/>
        <table:table-column table:style-name="co24" table:number-columns-repeated="11" table:default-cell-style-name="ce5"/>
        <table:table-column table:style-name="co24" table:default-cell-style-name="ce4"/>
        <table:table-column table:style-name="co24" table:number-columns-repeated="3" table:default-cell-style-name="ce5"/>
        <table:table-column table:style-name="co24" table:number-columns-repeated="32" table:default-cell-style-name="Default"/>
        <table:table-row table:style-name="ro3">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3">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3">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3">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3">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3">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3">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3">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3">
          <table:table-cell table:style-name="Default" table:number-columns-repeated="17"/>
          <table:table-cell table:number-columns-repeated="3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3">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3">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3">
          <table:table-cell/>
          <table:table-cell table:style-name="Default" table:number-columns-repeated="12"/>
          <table:table-cell table:number-columns-repeated="4"/>
          <table:table-cell table:style-name="ce4" table:number-columns-repeated="2"/>
          <table:table-cell table:number-columns-repeated="30"/>
        </table:table-row>
        <table:table-row table:style-name="ro3">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11.8343in" svg:height="7.7197in" svg:x="0.0004in" svg:y="0.0004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11.9303in" svg:height="8.0244in" svg:x="0in" svg:y="7.8984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12.0551in" svg:height="7.3626in" svg:x="0in" svg:y="16.1335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11.9992in" svg:height="5.472in" svg:x="0.0004in" svg:y="23.6961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8.2602in" svg:height="4.8437in" svg:x="12.9445in" svg:y="0in">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8.3276in" svg:height="5.035in" svg:x="12.9441in" svg:y="4.9555in">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8.4146in" svg:height="4.6197in" svg:x="12.9441in" svg:y="10.1228in">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8.3752in" svg:height="3.4335in" svg:x="12.9445in" svg:y="14.8681in">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8.1232in" svg:height="4.548in" svg:x="21.8626in" svg:y="0in">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8.3571in" svg:height="4.8555in" svg:x="21.8638in" svg:y="4.9583in">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8.4146in" svg:height="4.6197in" svg:x="21.8622in" svg:y="10.1228in">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8.3756in" svg:height="3.4453in" svg:x="21.785in" svg:y="14.8543in">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559in" svg:height="5.5827in" svg:x="0in" svg:y="0.0004in">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8.8748in" svg:height="5.1358in" svg:x="0in" svg:y="4.8878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8.8748in" svg:height="5.126in" svg:x="0in" svg:y="9.9571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8.8602in" svg:height="4.9854in" svg:x="0in" svg:y="15.1669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8.878in" svg:height="5.6614in" svg:x="8.824in" svg:y="0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8.9039in" svg:height="5.013in" svg:x="8.8598in" svg:y="15.1114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8.9028in" svg:height="5.1256in" svg:x="8.8752in" svg:y="9.9717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8.889in" svg:height="5.1449in" svg:x="8.8748in" svg:y="4.8319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21:09: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21:09:59</dc:date>
    <meta:editing-duration>PT8H32M6S</meta:editing-duration>
    <meta:editing-cycles>218</meta:editing-cycles>
    <dc:creator>martin </dc:creator>
    <meta:document-statistic meta:table-count="6" meta:cell-count="1510"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5"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6"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7"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8" style:family="chart" style:data-style-name="N4">
      <style:chart-properties chart:symbol-type="automatic"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4.864cm">
          <chartooo:coordinate-region svg:x="2.396cm" svg:y="2.602cm" svg:width="19.565cm" svg:height="14.018cm"/>
          <chart:axis chart:dimension="x" chart:name="primary-x" chart:style-name="ch5">
            <chart:title svg:x="10.09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Z6:'resultados - jboss'.Z13" chart:label-cell-address="'resultados - jboss'.Z5:'resultados - jboss'.Z5" chart:class="chart:scatter">
            <chart:data-point chart:repeated="8"/>
          </chart:series>
          <chart:series chart:style-name="ch15" chart:values-cell-range-address="'resultados - jboss'.AA6:'resultados - jboss'.AA13" chart:label-cell-address="'resultados - jboss'.AA5:'resultados - jboss'.AA5" chart:class="chart:scatter">
            <chart:data-point chart:repeated="8"/>
          </chart:series>
          <chart:series chart:style-name="ch16" chart:values-cell-range-address="'resultados - jboss'.AB6:'resultados - jboss'.AB13" chart:label-cell-address="'resultados - jboss'.AB5:'resultados - jboss'.AB5" chart:class="chart:scatter">
            <chart:data-point chart:repeated="8"/>
          </chart:series>
          <chart:series chart:style-name="ch17" chart:values-cell-range-address="'resultados - jboss'.AC6:'resultados - jboss'.AC13" chart:label-cell-address="'resultados - jboss'.AC5:'resultados - jboss'.AC5" chart:class="chart:scatter">
            <chart:data-point chart:repeated="8"/>
          </chart:series>
          <chart:series chart:style-name="ch18" chart:values-cell-range-address="'resultados - jboss'.AD6:'resultados - jboss'.AD13" chart:label-cell-address="'resultados - jboss'.AD5:'resultados - jboss'.AD5" chart:class="chart:scatter">
            <chart:data-point chart:repeated="8"/>
          </chart:series>
          <chart:wall chart:style-name="ch19"/>
          <chart:floor chart:style-name="ch20"/>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style:graphic-properties svg:stroke-width="0.08cm" svg:stroke-color="#aecf00" draw:fill-color="#aecf00"/>
      <style:text-properties fo:font-size="10pt" style:font-size-asian="10pt" style:font-size-complex="10pt"/>
    </style:style>
    <style:style style:name="ch16"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automatic" chart:symbol-width="0.25cm" chart:symbol-height="0.25cm"/>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3.59cm" svg:y="2.908cm" style:legend-expansion="high" chart:style-name="ch3"/>
        <chart:plot-area chart:style-name="ch4" table:cell-range-address="'resultados - jboss'.T6:'resultados - jboss'.T13 'resultados - jboss'.V5:'resultados - jboss'.Y13 'resultados - jboss'.AA5:'resultados - jboss'.AD13" chart:data-source-has-labels="row" svg:x="1.428cm" svg:y="1.831cm" svg:width="11.328cm" svg:height="8.447cm">
          <chartooo:coordinate-region svg:x="2.711cm" svg:y="2.031cm" svg:width="9.673cm" svg:height="7.6cm"/>
          <chart:axis chart:dimension="x" chart:name="primary-x" chart:style-name="ch5">
            <chart:title svg:x="5.46cm" svg:y="10.507cm" chart:style-name="ch6">
              <text:p>Cantidad de Usuarios</text:p>
            </chart:title>
          </chart:axis>
          <chart:axis chart:dimension="y" chart:name="primary-y" chart:style-name="ch7">
            <chart:title svg:x="0.451cm" svg:y="8.043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olumn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67cm" svg:height="8.049cm" xlink:href=".." xlink:type="simple" chart:class="chart:scatter" chart:style-name="ch1">
        <chart:title svg:x="8.464cm" svg:y="0.296cm" chart:style-name="ch2">
          <text:p>LT - JBoss - Individual</text:p>
        </chart:title>
        <chart:legend chart:legend-position="end" svg:x="14.825cm" svg:y="2.581cm" style:legend-expansion="high" chart:style-name="ch3"/>
        <chart:plot-area chart:style-name="ch4" table:cell-range-address="'resultados - jboss'.T18:'resultados - jboss'.T24 'resultados - jboss'.V17:'resultados - jboss'.Y24" chart:data-source-has-labels="row" svg:x="1.442cm" svg:y="1.555cm" svg:width="12.521cm" svg:height="5.353cm">
          <chartooo:coordinate-region svg:x="2.725cm" svg:y="1.754cm" svg:width="10.866cm" svg:height="4.507cm"/>
          <chart:axis chart:dimension="x" chart:name="primary-x" chart:style-name="ch5">
            <chart:title svg:x="6.07cm" svg:y="7.068cm" chart:style-name="ch6">
              <text:p>Cantidad de Usuarios</text:p>
            </chart:title>
          </chart:axis>
          <chart:axis chart:dimension="y" chart:name="primary-y" chart:style-name="ch7">
            <chart:title svg:x="0.451cm" svg:y="6.22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5.574cm" svg:y="3.532cm" style:legend-expansion="high" chart:style-name="ch3"/>
        <chart:plot-area chart:style-name="ch4" table:cell-range-address="'resultados - jboss'.N30:'resultados - jboss'.N35 'resultados - jboss'.P29:'resultados - jboss'.Q35" chart:data-source-has-labels="row" svg:x="1.446cm" svg:y="1.599cm" svg:width="13.258cm" svg:height="5.808cm">
          <chartooo:coordinate-region svg:x="3.205cm" svg:y="1.798cm" svg:width="11.127cm" svg:height="4.962cm"/>
          <chart:axis chart:dimension="x" chart:name="primary-x" chart:style-name="ch5">
            <chart:title svg:x="6.443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5.082cm" svg:y="3.532cm" style:legend-expansion="high" chart:style-name="ch3"/>
        <chart:plot-area chart:style-name="ch4" table:cell-range-address="'resultados - jboss'.N41:'resultados - jboss'.N42 'resultados - jboss'.P40:'resultados - jboss'.Q42" chart:data-source-has-labels="row" svg:x="1.447cm" svg:y="1.599cm" svg:width="12.763cm" svg:height="5.808cm">
          <chartooo:coordinate-region svg:x="2.73cm" svg:y="1.798cm" svg:width="11.108cm" svg:height="4.962cm"/>
          <chart:axis chart:dimension="x" chart:name="primary-x" chart:style-name="ch5">
            <chart:title svg:x="6.196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arrow-left" chart:symbol-width="0.25cm" chart:symbol-height="0.25cm"/>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5.813cm" svg:y="5.196cm" style:legend-expansion="high" chart:style-name="ch3"/>
        <chart:plot-area chart:style-name="ch4" table:cell-range-address="'resultados - jboss'.T6:'resultados - jboss'.U13 'resultados - jboss'.U5:'resultados - jboss'.U5 'resultados - jboss'.Z5:'resultados - jboss'.Z13" chart:data-source-has-labels="row" svg:x="1.428cm" svg:y="1.831cm" svg:width="13.551cm" svg:height="8.447cm">
          <chartooo:coordinate-region svg:x="2.711cm" svg:y="2.031cm" svg:width="11.896cm" svg:height="7.6cm"/>
          <chart:axis chart:dimension="x" chart:name="primary-x" chart:style-name="ch5">
            <chart:title svg:x="6.571cm" svg:y="10.507cm" chart:style-name="ch6">
              <text:p>Cantidad de Usuarios</text:p>
            </chart:title>
          </chart:axis>
          <chart:axis chart:dimension="y" chart:name="primary-y" chart:style-name="ch7">
            <chart:title svg:x="0.451cm" svg:y="7.408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1" chart:values-cell-range-address="'resultados - jboss'.Z6:'resultados - jboss'.Z13" chart:label-cell-address="'resultados - jboss'.Z5:'resultados - jboss'.Z5"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Rendimiento total cache</text:p>
                <draw:g>
                  <svg:desc>'resultados - jboss'.Z5:'resultados - jboss'.Z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40.8835318673255">
                <text:p>40.8835318673255</text:p>
                <draw:g>
                  <svg:desc>'resultados - jboss'.Z6:'resultados - jboss'.Z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81.7120810296338">
                <text:p>81.7120810296338</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118.817525421065">
                <text:p>118.81752542106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100">
                <text:p>100</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200">
                <text:p>200</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300">
                <text:p>300</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66cm" svg:height="8.049cm" xlink:href=".." xlink:type="simple" chart:class="chart:scatter" chart:style-name="ch1">
        <chart:title svg:x="8.464cm" svg:y="0.296cm" chart:style-name="ch2">
          <text:p>LT - JBoss - Individual</text:p>
        </chart:title>
        <chart:legend chart:legend-position="end" svg:x="17.55cm" svg:y="3.725cm" style:legend-expansion="high" chart:style-name="ch3"/>
        <chart:plot-area chart:style-name="ch4" table:cell-range-address="'resultados - jboss'.T18:'resultados - jboss'.U24 'resultados - jboss'.U17:'resultados - jboss'.U17" chart:data-source-has-labels="row" svg:x="1.442cm" svg:y="1.555cm" svg:width="15.246cm" svg:height="5.353cm">
          <chartooo:coordinate-region svg:x="2.725cm" svg:y="1.754cm" svg:width="13.592cm" svg:height="4.507cm"/>
          <chart:axis chart:dimension="x" chart:name="primary-x" chart:style-name="ch5">
            <chart:title svg:x="7.433cm" svg:y="7.068cm" chart:style-name="ch6">
              <text:p>Cantidad de Usuarios</text:p>
            </chart:title>
          </chart:axis>
          <chart:axis chart:dimension="y" chart:name="primary-y" chart:style-name="ch7">
            <chart:title svg:x="0.451cm" svg:y="5.585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7.744cm" svg:y="3.98cm" style:legend-expansion="high" chart:style-name="ch3"/>
        <chart:plot-area chart:style-name="ch4" table:cell-range-address="'resultados - jboss'.N30:'resultados - jboss'.O35 'resultados - jboss'.O29:'resultados - jboss'.O29" chart:data-source-has-labels="row" svg:x="1.446cm" svg:y="1.599cm" svg:width="15.428cm" svg:height="5.808cm">
          <chartooo:coordinate-region svg:x="2.73cm" svg:y="1.798cm" svg:width="13.773cm" svg:height="4.962cm"/>
          <chart:axis chart:dimension="x" chart:name="primary-x" chart:style-name="ch5">
            <chart:title svg:x="7.528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7.808cm" svg:y="3.98cm" style:legend-expansion="high" chart:style-name="ch3"/>
        <chart:plot-area chart:style-name="ch4" table:cell-range-address="'resultados - jboss'.N41:'resultados - jboss'.O42 'resultados - jboss'.O40:'resultados - jboss'.O40" chart:data-source-has-labels="row" svg:x="1.447cm" svg:y="1.599cm" svg:width="15.489cm" svg:height="5.808cm">
          <chartooo:coordinate-region svg:x="2.731cm" svg:y="1.798cm" svg:width="13.833cm" svg:height="4.962cm"/>
          <chart:axis chart:dimension="x" chart:name="primary-x" chart:style-name="ch5">
            <chart:title svg:x="7.559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chart-properties chart:solid-type="cuboid" chart:symbol-type="named-symbol" chart:symbol-name="arrow-up" chart:symbol-width="0.25cm" chart:symbol-height="0.25cm"/>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82cm" svg:height="12.304cm" xlink:href=".." xlink:type="simple" chart:class="chart:scatter" chart:style-name="ch1">
        <chart:title svg:x="7.616cm" svg:y="0.382cm" chart:style-name="ch2">
          <text:p>STT - Terracotta - Individual</text:p>
        </chart:title>
        <chart:legend chart:legend-position="end" svg:x="14.24cm" svg:y="4.709cm" style:legend-expansion="high" chart:style-name="ch3"/>
        <chart:plot-area chart:style-name="ch4" table:cell-range-address="'resultados - terracotta'.T6:'resultados - terracotta'.T10 'resultados - terracotta'.V5:'resultados - terracotta'.Y10" chart:data-source-has-labels="row" svg:x="1.43cm" svg:y="1.899cm" svg:width="11.972cm" svg:height="9.178cm">
          <chartooo:coordinate-region svg:x="2.713cm" svg:y="2.098cm" svg:width="10.409cm" svg:height="8.332cm"/>
          <chart:axis chart:dimension="x" chart:name="primary-x" chart:style-name="ch5">
            <chart:title svg:x="5.784cm" svg:y="11.323cm" chart:style-name="ch6">
              <text:p>Cantidad de Usuarios</text:p>
            </chart:title>
          </chart:axis>
          <chart:axis chart:dimension="y" chart:name="primary-y" chart:style-name="ch7">
            <chart:title svg:x="0.451cm" svg:y="8.477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4"/>
            <chart:data-point chart:style-name="ch13"/>
          </chart:series>
          <chart:series chart:style-name="ch14" chart:values-cell-range-address="'resultados - terracotta'.Y6:'resultados - terracotta'.Y10" chart:label-cell-address="'resultados - terracotta'.Y5:'resultados - terracotta'.Y5"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3cm" svg:height="12.79cm" xlink:href=".." xlink:type="simple" chart:class="chart:scatter" chart:style-name="ch1">
        <chart:title svg:x="7.86cm" svg:y="0.391cm" chart:style-name="ch2">
          <text:p>LT - Terracotta - Individual</text:p>
        </chart:title>
        <chart:legend chart:legend-position="end" svg:x="14.411cm" svg:y="4.952cm" style:legend-expansion="high" chart:style-name="ch3"/>
        <chart:plot-area chart:style-name="ch4" table:cell-range-address="'resultados - terracotta'.T16:'resultados - terracotta'.T21 'resultados - terracotta'.V15:'resultados - terracotta'.Y21" chart:data-source-has-labels="row" svg:x="1.434cm" svg:y="1.935cm" svg:width="12.131cm" svg:height="9.619cm">
          <chartooo:coordinate-region svg:x="2.717cm" svg:y="2.134cm" svg:width="10.476cm" svg:height="8.773cm"/>
          <chart:axis chart:dimension="x" chart:name="primary-x" chart:style-name="ch5">
            <chart:title svg:x="5.867cm" svg:y="11.809cm" chart:style-name="ch6">
              <text:p>Cantidad de Usuarios</text:p>
            </chart:title>
          </chart:axis>
          <chart:axis chart:dimension="y" chart:name="primary-y" chart:style-name="ch7">
            <chart:title svg:x="0.451cm" svg:y="8.733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5.188cm" svg:y="5.12cm" style:legend-expansion="high" chart:style-name="ch3"/>
        <chart:plot-area chart:style-name="ch4" table:cell-range-address="'resultados - terracotta'.N27:'resultados - terracotta'.N37 'resultados - terracotta'.P26:'resultados - terracotta'.Q37" chart:data-source-has-labels="row" svg:x="1.438cm" svg:y="1.851cm" svg:width="12.896cm" svg:height="8.669cm">
          <chartooo:coordinate-region svg:x="2.721cm" svg:y="2.05cm" svg:width="11.241cm" svg:height="7.823cm"/>
          <chart:axis chart:dimension="x" chart:name="primary-x" chart:style-name="ch5">
            <chart:title svg:x="6.254cm" svg:y="10.754cm" chart:style-name="ch6">
              <text:p>Cantidad de Usuarios</text:p>
            </chart:title>
          </chart:axis>
          <chart:axis chart:dimension="y" chart:name="primary-y" chart:style-name="ch7">
            <chart:title svg:x="0.451cm" svg:y="8.174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274cm" svg:height="8.722cm" xlink:href=".." xlink:type="simple" chart:class="chart:scatter" chart:style-name="ch1">
        <chart:title svg:x="7.736cm" svg:y="0.31cm" chart:style-name="ch2">
          <text:p>NST - Terracotta - Individual</text:p>
        </chart:title>
        <chart:legend chart:legend-position="end" svg:x="14.532cm" svg:y="3.614cm" style:legend-expansion="high" chart:style-name="ch3"/>
        <chart:plot-area chart:style-name="ch4" table:cell-range-address="'resultados - terracotta'.N43:'resultados - terracotta'.N46 'resultados - terracotta'.P42:'resultados - terracotta'.Q46" chart:data-source-has-labels="row" svg:x="1.436cm" svg:y="1.611cm" svg:width="12.246cm" svg:height="5.956cm">
          <chartooo:coordinate-region svg:x="2.719cm" svg:y="1.811cm" svg:width="10.591cm" svg:height="5.109cm"/>
          <chart:axis chart:dimension="x" chart:name="primary-x" chart:style-name="ch5">
            <chart:title svg:x="5.927cm" svg:y="7.741cm" chart:style-name="ch6">
              <text:p>Cantidad de Usuarios</text:p>
            </chart:title>
          </chart:axis>
          <chart:axis chart:dimension="y" chart:name="primary-y" chart:style-name="ch7">
            <chart:title svg:x="0.451cm" svg:y="6.578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634cm" svg:height="11.553cm" xlink:href=".." xlink:type="simple" chart:class="chart:scatter" chart:style-name="ch1">
        <chart:title svg:x="7.442cm" svg:y="0.367cm" chart:style-name="ch2">
          <text:p>STT - Terracotta - Individual</text:p>
        </chart:title>
        <chart:legend chart:legend-position="end" svg:x="16.618cm" svg:y="5.477cm" style:legend-expansion="high" chart:style-name="ch3"/>
        <chart:plot-area chart:style-name="ch4" table:cell-range-address="'resultados - terracotta'.T6:'resultados - terracotta'.U10 'resultados - terracotta'.U5:'resultados - terracotta'.U5" chart:data-source-has-labels="row" svg:x="1.423cm" svg:y="1.839cm" svg:width="14.371cm" svg:height="8.502cm">
          <chartooo:coordinate-region svg:x="2.706cm" svg:y="2.038cm" svg:width="12.808cm" svg:height="7.656cm"/>
          <chart:axis chart:dimension="x" chart:name="primary-x" chart:style-name="ch5">
            <chart:title svg:x="6.976cm" svg:y="10.572cm" chart:style-name="ch6">
              <text:p>Cantidad de Usuarios</text:p>
            </chart:title>
          </chart:axis>
          <chart:axis chart:dimension="y" chart:name="primary-y" chart:style-name="ch7">
            <chart:title svg:x="0.451cm" svg:y="7.444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28cm" svg:height="12.334cm" xlink:href=".." xlink:type="simple" chart:class="chart:scatter" chart:style-name="ch1">
        <chart:title svg:x="7.898cm" svg:y="0.382cm" chart:style-name="ch2">
          <text:p>LT - Terracotta - Individual</text:p>
        </chart:title>
        <chart:legend chart:legend-position="end" svg:x="17.212cm" svg:y="5.868cm" style:legend-expansion="high" chart:style-name="ch3"/>
        <chart:plot-area chart:style-name="ch4" table:cell-range-address="'resultados - terracotta'.T16:'resultados - terracotta'.U21 'resultados - terracotta'.U15:'resultados - terracotta'.U15" chart:data-source-has-labels="row" svg:x="1.435cm" svg:y="1.899cm" svg:width="14.929cm" svg:height="9.208cm">
          <chartooo:coordinate-region svg:x="2.718cm" svg:y="2.098cm" svg:width="13.274cm" svg:height="8.362cm"/>
          <chart:axis chart:dimension="x" chart:name="primary-x" chart:style-name="ch5">
            <chart:title svg:x="7.267cm" svg:y="11.353cm" chart:style-name="ch6">
              <text:p>Cantidad de Usuarios</text:p>
            </chart:title>
          </chart:axis>
          <chart:axis chart:dimension="y" chart:name="primary-y" chart:style-name="ch7">
            <chart:title svg:x="0.451cm" svg:y="7.857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7.358cm" svg:y="5.568cm" style:legend-expansion="high" chart:style-name="ch3"/>
        <chart:plot-area chart:style-name="ch4" table:cell-range-address="'resultados - terracotta'.N27:'resultados - terracotta'.O37 'resultados - terracotta'.O26:'resultados - terracotta'.O26" chart:data-source-has-labels="row" svg:x="1.438cm" svg:y="1.851cm" svg:width="15.066cm" svg:height="8.669cm">
          <chartooo:coordinate-region svg:x="2.721cm" svg:y="2.05cm" svg:width="13.411cm" svg:height="7.823cm"/>
          <chart:axis chart:dimension="x" chart:name="primary-x" chart:style-name="ch5">
            <chart:title svg:x="7.339cm" svg:y="10.754cm" chart:style-name="ch6">
              <text:p>Cantidad de Usuarios</text:p>
            </chart:title>
          </chart:axis>
          <chart:axis chart:dimension="y" chart:name="primary-y" chart:style-name="ch7">
            <chart:title svg:x="0.451cm" svg:y="7.539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75cm" svg:height="8.752cm" xlink:href=".." xlink:type="simple" chart:class="chart:scatter" chart:style-name="ch1">
        <chart:title svg:x="7.736cm" svg:y="0.311cm" chart:style-name="ch2">
          <text:p>NST - Terracotta - Individual</text:p>
        </chart:title>
        <chart:legend chart:legend-position="end" svg:x="17.259cm" svg:y="4.077cm" style:legend-expansion="high" chart:style-name="ch3"/>
        <chart:plot-area chart:style-name="ch4" table:cell-range-address="'resultados - terracotta'.N43:'resultados - terracotta'.O46 'resultados - terracotta'.O42:'resultados - terracotta'.O42" chart:data-source-has-labels="row" svg:x="1.436cm" svg:y="1.615cm" svg:width="14.973cm" svg:height="5.981cm">
          <chartooo:coordinate-region svg:x="2.72cm" svg:y="1.814cm" svg:width="13.317cm" svg:height="5.135cm"/>
          <chart:axis chart:dimension="x" chart:name="primary-x" chart:style-name="ch5">
            <chart:title svg:x="7.29cm" svg:y="7.771cm" chart:style-name="ch6">
              <text:p>Cantidad de Usuarios</text:p>
            </chart:title>
          </chart:axis>
          <chart:axis chart:dimension="y" chart:name="primary-y" chart:style-name="ch7">
            <chart:title svg:x="0.451cm" svg:y="5.959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